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0.97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1.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r</text:p>
          </table:table-cell>
          <table:table-cell office:value-type="string">
            <text:p>imie</text:p>
          </table:table-cell>
          <table:table-cell office:value-type="string">
            <text:p>nazwisko</text:p>
          </table:table-cell>
          <table:table-cell table:style-name="Default" office:value-type="string">
            <text:p>czas_startu</text:p>
          </table:table-cell>
          <table:table-cell office:value-type="string">
            <text:p>kat_wiek</text:p>
          </table:table-cell>
          <table:table-cell office:value-type="string">
            <text:p>nazwa_dystansu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rcin</text:p>
          </table:table-cell>
          <table:table-cell office:value-type="string">
            <text:p>Dusza</text:p>
          </table:table-cell>
          <table:table-cell office:value-type="time" office:time-value="PT13H36M00S">
            <text:p>13:36:00</text:p>
          </table:table-cell>
          <table:table-cell office:value-type="string">
            <text:p>M2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dam</text:p>
          </table:table-cell>
          <table:table-cell office:value-type="string">
            <text:p>Ostojski</text:p>
          </table:table-cell>
          <table:table-cell office:value-type="time" office:time-value="PT13H36M00S">
            <text:p>13:36:00</text:p>
          </table:table-cell>
          <table:table-cell office:value-type="string">
            <text:p>M2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dam</text:p>
          </table:table-cell>
          <table:table-cell office:value-type="string">
            <text:p>Skowroński</text:p>
          </table:table-cell>
          <table:table-cell office:value-type="time" office:time-value="PT13H36M00S">
            <text:p>13:36:00</text:p>
          </table:table-cell>
          <table:table-cell office:value-type="string">
            <text:p>M2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Mikołaj</text:p>
          </table:table-cell>
          <table:table-cell office:value-type="string">
            <text:p>Kuropatwa</text:p>
          </table:table-cell>
          <table:table-cell office:value-type="time" office:time-value="PT13H36M00S">
            <text:p>13:36:00</text:p>
          </table:table-cell>
          <table:table-cell office:value-type="string">
            <text:p>M2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Arkadiusz</text:p>
          </table:table-cell>
          <table:table-cell office:value-type="string">
            <text:p>Piątkowski</text:p>
          </table:table-cell>
          <table:table-cell office:value-type="time" office:time-value="PT13H36M00S">
            <text:p>13:36:00</text:p>
          </table:table-cell>
          <table:table-cell office:value-type="string">
            <text:p>M2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ZYSZTOF</text:p>
          </table:table-cell>
          <table:table-cell office:value-type="string">
            <text:p>WOL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iotr</text:p>
          </table:table-cell>
          <table:table-cell office:value-type="string">
            <text:p>Stępnik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Łukasz</text:p>
          </table:table-cell>
          <table:table-cell office:value-type="string">
            <text:p>Matusiak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Kamil</text:p>
          </table:table-cell>
          <table:table-cell office:value-type="string">
            <text:p>Malinow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Jędrzej</text:p>
          </table:table-cell>
          <table:table-cell office:value-type="string">
            <text:p>Zaor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aweł</text:p>
          </table:table-cell>
          <table:table-cell office:value-type="string">
            <text:p>Szyktanc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Tomasz</text:p>
          </table:table-cell>
          <table:table-cell office:value-type="string">
            <text:p>Wiśniew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Emil</text:p>
          </table:table-cell>
          <table:table-cell office:value-type="string">
            <text:p>Stańczykow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Maciej</text:p>
          </table:table-cell>
          <table:table-cell office:value-type="string">
            <text:p>Stano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Michał</text:p>
          </table:table-cell>
          <table:table-cell office:value-type="string">
            <text:p>Olejnik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ylwester</text:p>
          </table:table-cell>
          <table:table-cell office:value-type="string">
            <text:p>Matusiak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aksymilian</text:p>
          </table:table-cell>
          <table:table-cell office:value-type="string">
            <text:p>Bieniasz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Tomasz</text:p>
          </table:table-cell>
          <table:table-cell office:value-type="string">
            <text:p>Cichoc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Dominik</text:p>
          </table:table-cell>
          <table:table-cell office:value-type="string">
            <text:p>Omiotek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Mariusz</text:p>
          </table:table-cell>
          <table:table-cell office:value-type="string">
            <text:p>Pałyga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Arkadiusz</text:p>
          </table:table-cell>
          <table:table-cell office:value-type="string">
            <text:p>Wróblew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Daniel</text:p>
          </table:table-cell>
          <table:table-cell office:value-type="string">
            <text:p>Pac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Paweł</text:p>
          </table:table-cell>
          <table:table-cell office:value-type="string">
            <text:p>Czarnec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Baltazar</text:p>
          </table:table-cell>
          <table:table-cell office:value-type="string">
            <text:p>Brukal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zemysław</text:p>
          </table:table-cell>
          <table:table-cell office:value-type="string">
            <text:p>Bienias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iotr</text:p>
          </table:table-cell>
          <table:table-cell office:value-type="string">
            <text:p>Uciński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masz</text:p>
          </table:table-cell>
          <table:table-cell office:value-type="string">
            <text:p>Grzegory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IOTR</text:p>
          </table:table-cell>
          <table:table-cell office:value-type="string">
            <text:p>SYSKA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ichal</text:p>
          </table:table-cell>
          <table:table-cell office:value-type="string">
            <text:p>Kubiszewski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Krzysztof</text:p>
          </table:table-cell>
          <table:table-cell office:value-type="string">
            <text:p>Lasota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Daniel</text:p>
          </table:table-cell>
          <table:table-cell office:value-type="string">
            <text:p>Sumara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Aleksander</text:p>
          </table:table-cell>
          <table:table-cell office:value-type="string">
            <text:p>Samofał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aniel</text:p>
          </table:table-cell>
          <table:table-cell office:value-type="string">
            <text:p>Pietrzak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Dariusz</text:p>
          </table:table-cell>
          <table:table-cell office:value-type="string">
            <text:p>Miśkiewicz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iotr</text:p>
          </table:table-cell>
          <table:table-cell office:value-type="string">
            <text:p>Bugała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Łukasz</text:p>
          </table:table-cell>
          <table:table-cell office:value-type="string">
            <text:p>Pawlak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Waldemar</text:p>
          </table:table-cell>
          <table:table-cell office:value-type="string">
            <text:p>Małczak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Marek</text:p>
          </table:table-cell>
          <table:table-cell office:value-type="string">
            <text:p>Kalita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Krzysztof</text:p>
          </table:table-cell>
          <table:table-cell office:value-type="string">
            <text:p>Spławski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Mariusz</text:p>
          </table:table-cell>
          <table:table-cell office:value-type="string">
            <text:p>Pawłowski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arek</text:p>
          </table:table-cell>
          <table:table-cell office:value-type="string">
            <text:p>Paluszkiewicz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Krzysztof</text:p>
          </table:table-cell>
          <table:table-cell office:value-type="string">
            <text:p>Szurgot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Piotr</text:p>
          </table:table-cell>
          <table:table-cell office:value-type="string">
            <text:p>Musiałowski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rzegorz</text:p>
          </table:table-cell>
          <table:table-cell office:value-type="string">
            <text:p>Stolarek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acek</text:p>
          </table:table-cell>
          <table:table-cell office:value-type="string">
            <text:p>Walczak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Grzegorz</text:p>
          </table:table-cell>
          <table:table-cell office:value-type="string">
            <text:p>Turkiewicz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Zbigniew</text:p>
          </table:table-cell>
          <table:table-cell office:value-type="string">
            <text:p>Grosz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Janusz</text:p>
          </table:table-cell>
          <table:table-cell office:value-type="string">
            <text:p>Dębowski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DARIUSZ</text:p>
          </table:table-cell>
          <table:table-cell office:value-type="string">
            <text:p>LEDUCHOWSKI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ndrzej</text:p>
          </table:table-cell>
          <table:table-cell office:value-type="string">
            <text:p>Liwiński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Dariusz</text:p>
          </table:table-cell>
          <table:table-cell office:value-type="string">
            <text:p>Czarniecki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tanisław</text:p>
          </table:table-cell>
          <table:table-cell office:value-type="string">
            <text:p>Szczęsny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Prochoń</text:p>
          </table:table-cell>
          <table:table-cell office:value-type="string">
            <text:p>Zdzisław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Dariusz</text:p>
          </table:table-cell>
          <table:table-cell office:value-type="string">
            <text:p>Siewier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iotr</text:p>
          </table:table-cell>
          <table:table-cell office:value-type="string">
            <text:p>Pawłowski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Kamil</text:p>
          </table:table-cell>
          <table:table-cell office:value-type="string">
            <text:p>Wawrzyni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akub</text:p>
          </table:table-cell>
          <table:table-cell office:value-type="string">
            <text:p>Juszko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leksander</text:p>
          </table:table-cell>
          <table:table-cell office:value-type="string">
            <text:p>Poni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Wojciech</text:p>
          </table:table-cell>
          <table:table-cell office:value-type="string">
            <text:p>Golenia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rek</text:p>
          </table:table-cell>
          <table:table-cell office:value-type="string">
            <text:p>Gawron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ezary</text:p>
          </table:table-cell>
          <table:table-cell office:value-type="string">
            <text:p>Maj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Jacek</text:p>
          </table:table-cell>
          <table:table-cell office:value-type="string">
            <text:p>Filipcz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arcin</text:p>
          </table:table-cell>
          <table:table-cell office:value-type="string">
            <text:p>Supczy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Dominik</text:p>
          </table:table-cell>
          <table:table-cell office:value-type="string">
            <text:p>Płócienni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Robert</text:p>
          </table:table-cell>
          <table:table-cell office:value-type="string">
            <text:p>Bujnowicz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ylwester</text:p>
          </table:table-cell>
          <table:table-cell office:value-type="string">
            <text:p>Szulc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Łukasz</text:p>
          </table:table-cell>
          <table:table-cell office:value-type="string">
            <text:p>Duliba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Rafał</text:p>
          </table:table-cell>
          <table:table-cell office:value-type="string">
            <text:p>Rymarz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Łukasz</text:p>
          </table:table-cell>
          <table:table-cell office:value-type="string">
            <text:p>Sę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Bartek</text:p>
          </table:table-cell>
          <table:table-cell office:value-type="string">
            <text:p>Wąsiakow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Robert</text:p>
          </table:table-cell>
          <table:table-cell office:value-type="string">
            <text:p>Szulc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Andrzej</text:p>
          </table:table-cell>
          <table:table-cell office:value-type="string">
            <text:p>Mara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Marek</text:p>
          </table:table-cell>
          <table:table-cell office:value-type="string">
            <text:p>Górec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Adam</text:p>
          </table:table-cell>
          <table:table-cell office:value-type="string">
            <text:p>Jaros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Tomasz</text:p>
          </table:table-cell>
          <table:table-cell office:value-type="string">
            <text:p>Nowakow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Piotr</text:p>
          </table:table-cell>
          <table:table-cell office:value-type="string">
            <text:p>Szyszy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Grzegorz</text:p>
          </table:table-cell>
          <table:table-cell office:value-type="string">
            <text:p>Kostec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Wojciech</text:p>
          </table:table-cell>
          <table:table-cell office:value-type="string">
            <text:p>Janicze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Jarosław</text:p>
          </table:table-cell>
          <table:table-cell office:value-type="string">
            <text:p>Paturaj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ariusz</text:p>
          </table:table-cell>
          <table:table-cell office:value-type="string">
            <text:p>Kazimiercz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arcin</text:p>
          </table:table-cell>
          <table:table-cell office:value-type="string">
            <text:p>Kuchare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Marek</text:p>
          </table:table-cell>
          <table:table-cell office:value-type="string">
            <text:p>Kwiatkow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Paweł</text:p>
          </table:table-cell>
          <table:table-cell office:value-type="string">
            <text:p>Owczare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Jakub</text:p>
          </table:table-cell>
          <table:table-cell office:value-type="string">
            <text:p>Frontcz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Artemij</text:p>
          </table:table-cell>
          <table:table-cell office:value-type="string">
            <text:p>Kloczko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Dariusz</text:p>
          </table:table-cell>
          <table:table-cell office:value-type="string">
            <text:p>Marendzi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Arkadiusz</text:p>
          </table:table-cell>
          <table:table-cell office:value-type="string">
            <text:p>Szafran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arcin</text:p>
          </table:table-cell>
          <table:table-cell office:value-type="string">
            <text:p>Wite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Krzysztof</text:p>
          </table:table-cell>
          <table:table-cell office:value-type="string">
            <text:p>Kaszuba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Arkadiusz</text:p>
          </table:table-cell>
          <table:table-cell office:value-type="string">
            <text:p>Stępni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rzemek</text:p>
          </table:table-cell>
          <table:table-cell office:value-type="string">
            <text:p>Kozłow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iotr</text:p>
          </table:table-cell>
          <table:table-cell office:value-type="string">
            <text:p>Kwiatkow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AWEŁ</text:p>
          </table:table-cell>
          <table:table-cell office:value-type="string">
            <text:p>BALCERZ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Klaudiusz</text:p>
          </table:table-cell>
          <table:table-cell office:value-type="string">
            <text:p>Bloch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Dawid</text:p>
          </table:table-cell>
          <table:table-cell office:value-type="string">
            <text:p>Bloch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iotr</text:p>
          </table:table-cell>
          <table:table-cell office:value-type="string">
            <text:p>Oset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Arkadiusz</text:p>
          </table:table-cell>
          <table:table-cell office:value-type="string">
            <text:p>Łaździn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Dariusz</text:p>
          </table:table-cell>
          <table:table-cell office:value-type="string">
            <text:p>Szafra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Wiktor</text:p>
          </table:table-cell>
          <table:table-cell office:value-type="string">
            <text:p>Smołkowicz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Bartosz</text:p>
          </table:table-cell>
          <table:table-cell office:value-type="string">
            <text:p>Bombal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Łukasz</text:p>
          </table:table-cell>
          <table:table-cell office:value-type="string">
            <text:p>Beeger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Grzegorz</text:p>
          </table:table-cell>
          <table:table-cell office:value-type="string">
            <text:p>Urba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Piotr</text:p>
          </table:table-cell>
          <table:table-cell office:value-type="string">
            <text:p>Skibi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Zbigniew</text:p>
          </table:table-cell>
          <table:table-cell office:value-type="string">
            <text:p>Faryś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Jurek</text:p>
          </table:table-cell>
          <table:table-cell office:value-type="string">
            <text:p>Perlin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Jan</text:p>
          </table:table-cell>
          <table:table-cell office:value-type="string">
            <text:p>Jagoda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Igor</text:p>
          </table:table-cell>
          <table:table-cell office:value-type="string">
            <text:p>Golenia</text:p>
          </table:table-cell>
          <table:table-cell office:value-type="time" office:time-value="PT13H44M00S">
            <text:p>13:44:00</text:p>
          </table:table-cell>
          <table:table-cell office:value-type="string">
            <text:p>JUNI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ylwia</text:p>
          </table:table-cell>
          <table:table-cell office:value-type="string">
            <text:p>Gajdka</text:p>
          </table:table-cell>
          <table:table-cell office:value-type="time" office:time-value="PT13H47M00S">
            <text:p>13:47:00</text:p>
          </table:table-cell>
          <table:table-cell office:value-type="string">
            <text:p>K2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Julia</text:p>
          </table:table-cell>
          <table:table-cell office:value-type="string">
            <text:p>Kwiatkowska</text:p>
          </table:table-cell>
          <table:table-cell office:value-type="time" office:time-value="PT13H47M00S">
            <text:p>13:47:00</text:p>
          </table:table-cell>
          <table:table-cell office:value-type="string">
            <text:p>K2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łgorzata</text:p>
          </table:table-cell>
          <table:table-cell office:value-type="string">
            <text:p>Zimnicka</text:p>
          </table:table-cell>
          <table:table-cell office:value-type="time" office:time-value="PT13H47M00S">
            <text:p>13:47:00</text:p>
          </table:table-cell>
          <table:table-cell office:value-type="string">
            <text:p>K3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anna</text:p>
          </table:table-cell>
          <table:table-cell office:value-type="string">
            <text:p>rząsowska</text:p>
          </table:table-cell>
          <table:table-cell office:value-type="time" office:time-value="PT13H47M00S">
            <text:p>13:47:00</text:p>
          </table:table-cell>
          <table:table-cell office:value-type="string">
            <text:p>K3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arzena</text:p>
          </table:table-cell>
          <table:table-cell office:value-type="string">
            <text:p>Rataczyk</text:p>
          </table:table-cell>
          <table:table-cell office:value-type="time" office:time-value="PT13H47M00S">
            <text:p>13:47:00</text:p>
          </table:table-cell>
          <table:table-cell office:value-type="string">
            <text:p>K4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Anetta</text:p>
          </table:table-cell>
          <table:table-cell office:value-type="string">
            <text:p>Chrzanowska</text:p>
          </table:table-cell>
          <table:table-cell office:value-type="time" office:time-value="PT13H47M00S">
            <text:p>13:47:00</text:p>
          </table:table-cell>
          <table:table-cell office:value-type="string">
            <text:p>K4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Magdalena</text:p>
          </table:table-cell>
          <table:table-cell office:value-type="string">
            <text:p>Kizerwetter-Świda</text:p>
          </table:table-cell>
          <table:table-cell office:value-type="time" office:time-value="PT13H47M00S">
            <text:p>13:47:00</text:p>
          </table:table-cell>
          <table:table-cell office:value-type="string">
            <text:p>K4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ławomir</text:p>
          </table:table-cell>
          <table:table-cell office:value-type="string">
            <text:p>Warach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erzy</text:p>
          </table:table-cell>
          <table:table-cell office:value-type="string">
            <text:p>Jagieła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dam</text:p>
          </table:table-cell>
          <table:table-cell office:value-type="string">
            <text:p>Barcic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ciej</text:p>
          </table:table-cell>
          <table:table-cell office:value-type="string">
            <text:p>Sztendel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iotr</text:p>
          </table:table-cell>
          <table:table-cell office:value-type="string">
            <text:p>Rucińs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Longin</text:p>
          </table:table-cell>
          <table:table-cell office:value-type="string">
            <text:p>Kusal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Jerzy</text:p>
          </table:table-cell>
          <table:table-cell office:value-type="string">
            <text:p>Bylic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Krzysztof</text:p>
          </table:table-cell>
          <table:table-cell office:value-type="string">
            <text:p>Masłows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Jacek</text:p>
          </table:table-cell>
          <table:table-cell office:value-type="string">
            <text:p>Skibic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tanisław</text:p>
          </table:table-cell>
          <table:table-cell office:value-type="string">
            <text:p>Czarnec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Marcin</text:p>
          </table:table-cell>
          <table:table-cell office:value-type="string">
            <text:p>Kruk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Bogusław</text:p>
          </table:table-cell>
          <table:table-cell office:value-type="string">
            <text:p>Nowak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Andrzej</text:p>
          </table:table-cell>
          <table:table-cell office:value-type="string">
            <text:p>Dymows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enryk</text:p>
          </table:table-cell>
          <table:table-cell office:value-type="string">
            <text:p>Torbus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rzegorz</text:p>
          </table:table-cell>
          <table:table-cell office:value-type="string">
            <text:p>Trams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acław</text:p>
          </table:table-cell>
          <table:table-cell office:value-type="string">
            <text:p>Fabijanow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Tadeusz</text:p>
          </table:table-cell>
          <table:table-cell office:value-type="string">
            <text:p>Chudob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Wielisław</text:p>
          </table:table-cell>
          <table:table-cell office:value-type="string">
            <text:p>Szymań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Waldemar</text:p>
          </table:table-cell>
          <table:table-cell office:value-type="string">
            <text:p>Kaczmarek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Radosław</text:p>
          </table:table-cell>
          <table:table-cell office:value-type="string">
            <text:p>Myszkow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arian</text:p>
          </table:table-cell>
          <table:table-cell office:value-type="string">
            <text:p>Boruń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ieczysław</text:p>
          </table:table-cell>
          <table:table-cell office:value-type="string">
            <text:p>Frankowski</text:p>
          </table:table-cell>
          <table:table-cell office:value-type="time" office:time-value="PT13H50M00S">
            <text:p>13:50:00</text:p>
          </table:table-cell>
          <table:table-cell office:value-type="string">
            <text:p>M80</text:p>
          </table:table-cell>
          <table:table-cell office:value-type="string">
            <text:p>36km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JERZY</text:p>
          </table:table-cell>
          <table:table-cell office:value-type="string">
            <text:p>PODGÓRSKI</text:p>
          </table:table-cell>
          <table:table-cell office:value-type="time" office:time-value="PT13H50M00S">
            <text:p>13:50:00</text:p>
          </table:table-cell>
          <table:table-cell office:value-type="string">
            <text:p>M80</text:p>
          </table:table-cell>
          <table:table-cell office:value-type="string">
            <text:p>36km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Zbigniew</text:p>
          </table:table-cell>
          <table:table-cell office:value-type="string">
            <text:p>Michalski</text:p>
          </table:table-cell>
          <table:table-cell office:value-type="time" office:time-value="PT13H50M00S">
            <text:p>13:50:00</text:p>
          </table:table-cell>
          <table:table-cell office:value-type="string">
            <text:p>M80</text:p>
          </table:table-cell>
          <table:table-cell office:value-type="string">
            <text:p>36km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Alfred</text:p>
          </table:table-cell>
          <table:table-cell office:value-type="string">
            <text:p>Sondel</text:p>
          </table:table-cell>
          <table:table-cell office:value-type="time" office:time-value="PT13H50M00S">
            <text:p>13:50:00</text:p>
          </table:table-cell>
          <table:table-cell office:value-type="string">
            <text:p>M80</text:p>
          </table:table-cell>
          <table:table-cell office:value-type="string">
            <text:p>36km</text:p>
          </table:table-cell>
        </table:table-row>
      </table:table>
      <table:table table:name="M20" table:style-name="ta1" table:print="false"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nr</text:p>
          </table:table-cell>
          <table:table-cell office:value-type="string">
            <text:p>imie</text:p>
          </table:table-cell>
          <table:table-cell office:value-type="string">
            <text:p>nazwisko</text:p>
          </table:table-cell>
          <table:table-cell table:style-name="Default" office:value-type="string">
            <text:p>cz. start</text:p>
          </table:table-cell>
          <table:table-cell office:value-type="string">
            <text:p>kat</text:p>
          </table:table-cell>
          <table:table-cell office:value-type="string">
            <text:p>dystan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rcin</text:p>
          </table:table-cell>
          <table:table-cell office:value-type="string">
            <text:p>Dusza</text:p>
          </table:table-cell>
          <table:table-cell office:value-type="time" office:time-value="PT13H36M00S">
            <text:p>13:36:00</text:p>
          </table:table-cell>
          <table:table-cell office:value-type="string">
            <text:p>M2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dam</text:p>
          </table:table-cell>
          <table:table-cell office:value-type="string">
            <text:p>Ostojski</text:p>
          </table:table-cell>
          <table:table-cell office:value-type="time" office:time-value="PT13H36M00S">
            <text:p>13:36:00</text:p>
          </table:table-cell>
          <table:table-cell office:value-type="string">
            <text:p>M2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dam</text:p>
          </table:table-cell>
          <table:table-cell office:value-type="string">
            <text:p>Skowroński</text:p>
          </table:table-cell>
          <table:table-cell office:value-type="time" office:time-value="PT13H36M00S">
            <text:p>13:36:00</text:p>
          </table:table-cell>
          <table:table-cell office:value-type="string">
            <text:p>M2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Mikołaj</text:p>
          </table:table-cell>
          <table:table-cell office:value-type="string">
            <text:p>Kuropatwa</text:p>
          </table:table-cell>
          <table:table-cell office:value-type="time" office:time-value="PT13H36M00S">
            <text:p>13:36:00</text:p>
          </table:table-cell>
          <table:table-cell office:value-type="string">
            <text:p>M2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Arkadiusz</text:p>
          </table:table-cell>
          <table:table-cell office:value-type="string">
            <text:p>Piątkowski</text:p>
          </table:table-cell>
          <table:table-cell office:value-type="time" office:time-value="PT13H36M00S">
            <text:p>13:36:00</text:p>
          </table:table-cell>
          <table:table-cell office:value-type="string">
            <text:p>M2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ZYSZTOF</text:p>
          </table:table-cell>
          <table:table-cell office:value-type="string">
            <text:p>WOL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iotr</text:p>
          </table:table-cell>
          <table:table-cell office:value-type="string">
            <text:p>Stępnik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Łukasz</text:p>
          </table:table-cell>
          <table:table-cell office:value-type="string">
            <text:p>Matusiak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Kamil</text:p>
          </table:table-cell>
          <table:table-cell office:value-type="string">
            <text:p>Malinow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Jędrzej</text:p>
          </table:table-cell>
          <table:table-cell office:value-type="string">
            <text:p>Zaor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aweł</text:p>
          </table:table-cell>
          <table:table-cell office:value-type="string">
            <text:p>Szyktanc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Tomasz</text:p>
          </table:table-cell>
          <table:table-cell office:value-type="string">
            <text:p>Wiśniew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Emil</text:p>
          </table:table-cell>
          <table:table-cell office:value-type="string">
            <text:p>Stańczykow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Maciej</text:p>
          </table:table-cell>
          <table:table-cell office:value-type="string">
            <text:p>Stano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Michał</text:p>
          </table:table-cell>
          <table:table-cell office:value-type="string">
            <text:p>Olejnik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ylwester</text:p>
          </table:table-cell>
          <table:table-cell office:value-type="string">
            <text:p>Matusiak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aksymilian</text:p>
          </table:table-cell>
          <table:table-cell office:value-type="string">
            <text:p>Bieniasz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Tomasz</text:p>
          </table:table-cell>
          <table:table-cell office:value-type="string">
            <text:p>Cichoc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Dominik</text:p>
          </table:table-cell>
          <table:table-cell office:value-type="string">
            <text:p>Omiotek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Mariusz</text:p>
          </table:table-cell>
          <table:table-cell office:value-type="string">
            <text:p>Pałyga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Arkadiusz</text:p>
          </table:table-cell>
          <table:table-cell office:value-type="string">
            <text:p>Wróblew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Daniel</text:p>
          </table:table-cell>
          <table:table-cell office:value-type="string">
            <text:p>Pac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Paweł</text:p>
          </table:table-cell>
          <table:table-cell office:value-type="string">
            <text:p>Czarnec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Baltazar</text:p>
          </table:table-cell>
          <table:table-cell office:value-type="string">
            <text:p>Brukalski</text:p>
          </table:table-cell>
          <table:table-cell office:value-type="time" office:time-value="PT13H36M00S">
            <text:p>13:36:00</text:p>
          </table:table-cell>
          <table:table-cell office:value-type="string">
            <text:p>M30</text:p>
          </table:table-cell>
          <table:table-cell office:value-type="string">
            <text:p>108km</text:p>
          </table:table-cell>
        </table:table-row>
      </table:table>
      <table:table table:name="M40" table:style-name="ta1" table:print="false"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nr</text:p>
          </table:table-cell>
          <table:table-cell office:value-type="string">
            <text:p>imie</text:p>
          </table:table-cell>
          <table:table-cell office:value-type="string">
            <text:p>nazwisko</text:p>
          </table:table-cell>
          <table:table-cell table:style-name="Default" office:value-type="string">
            <text:p>cz. start</text:p>
          </table:table-cell>
          <table:table-cell office:value-type="string">
            <text:p>kat</text:p>
          </table:table-cell>
          <table:table-cell office:value-type="string">
            <text:p>dystan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zemysław</text:p>
          </table:table-cell>
          <table:table-cell office:value-type="string">
            <text:p>Bienias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iotr</text:p>
          </table:table-cell>
          <table:table-cell office:value-type="string">
            <text:p>Uciński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masz</text:p>
          </table:table-cell>
          <table:table-cell office:value-type="string">
            <text:p>Grzegory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IOTR</text:p>
          </table:table-cell>
          <table:table-cell office:value-type="string">
            <text:p>SYSKA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ichal</text:p>
          </table:table-cell>
          <table:table-cell office:value-type="string">
            <text:p>Kubiszewski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Krzysztof</text:p>
          </table:table-cell>
          <table:table-cell office:value-type="string">
            <text:p>Lasota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Daniel</text:p>
          </table:table-cell>
          <table:table-cell office:value-type="string">
            <text:p>Sumara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Aleksander</text:p>
          </table:table-cell>
          <table:table-cell office:value-type="string">
            <text:p>Samofał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aniel</text:p>
          </table:table-cell>
          <table:table-cell office:value-type="string">
            <text:p>Pietrzak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Dariusz</text:p>
          </table:table-cell>
          <table:table-cell office:value-type="string">
            <text:p>Miśkiewicz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iotr</text:p>
          </table:table-cell>
          <table:table-cell office:value-type="string">
            <text:p>Bugała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Łukasz</text:p>
          </table:table-cell>
          <table:table-cell office:value-type="string">
            <text:p>Pawlak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Waldemar</text:p>
          </table:table-cell>
          <table:table-cell office:value-type="string">
            <text:p>Małczak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Marek</text:p>
          </table:table-cell>
          <table:table-cell office:value-type="string">
            <text:p>Kalita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Krzysztof</text:p>
          </table:table-cell>
          <table:table-cell office:value-type="string">
            <text:p>Spławski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Mariusz</text:p>
          </table:table-cell>
          <table:table-cell office:value-type="string">
            <text:p>Pawłowski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arek</text:p>
          </table:table-cell>
          <table:table-cell office:value-type="string">
            <text:p>Paluszkiewicz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Krzysztof</text:p>
          </table:table-cell>
          <table:table-cell office:value-type="string">
            <text:p>Szurgot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Piotr</text:p>
          </table:table-cell>
          <table:table-cell office:value-type="string">
            <text:p>Musiałowski</text:p>
          </table:table-cell>
          <table:table-cell office:value-type="time" office:time-value="PT13H41M00S">
            <text:p>13:41:00</text:p>
          </table:table-cell>
          <table:table-cell office:value-type="string">
            <text:p>M4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rzegorz</text:p>
          </table:table-cell>
          <table:table-cell office:value-type="string">
            <text:p>Stolarek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acek</text:p>
          </table:table-cell>
          <table:table-cell office:value-type="string">
            <text:p>Walczak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Grzegorz</text:p>
          </table:table-cell>
          <table:table-cell office:value-type="string">
            <text:p>Turkiewicz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Zbigniew</text:p>
          </table:table-cell>
          <table:table-cell office:value-type="string">
            <text:p>Grosz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Janusz</text:p>
          </table:table-cell>
          <table:table-cell office:value-type="string">
            <text:p>Dębowski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DARIUSZ</text:p>
          </table:table-cell>
          <table:table-cell office:value-type="string">
            <text:p>LEDUCHOWSKI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ndrzej</text:p>
          </table:table-cell>
          <table:table-cell office:value-type="string">
            <text:p>Liwiński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Dariusz</text:p>
          </table:table-cell>
          <table:table-cell office:value-type="string">
            <text:p>Czarniecki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tanisław</text:p>
          </table:table-cell>
          <table:table-cell office:value-type="string">
            <text:p>Szczęsny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Prochoń</text:p>
          </table:table-cell>
          <table:table-cell office:value-type="string">
            <text:p>Zdzisław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Dariusz</text:p>
          </table:table-cell>
          <table:table-cell office:value-type="string">
            <text:p>Siewier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iotr</text:p>
          </table:table-cell>
          <table:table-cell office:value-type="string">
            <text:p>Pawłowski</text:p>
          </table:table-cell>
          <table:table-cell office:value-type="time" office:time-value="PT13H41M00S">
            <text:p>13:41:00</text:p>
          </table:table-cell>
          <table:table-cell office:value-type="string">
            <text:p>M50</text:p>
          </table:table-cell>
          <table:table-cell office:value-type="string">
            <text:p>108km</text:p>
          </table:table-cell>
        </table:table-row>
      </table:table>
      <table:table table:name="M60 + Kobiety" table:style-name="ta1" table:print="false"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ce1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nr</text:p>
          </table:table-cell>
          <table:table-cell office:value-type="string">
            <text:p>imie</text:p>
          </table:table-cell>
          <table:table-cell office:value-type="string">
            <text:p>nazwisko</text:p>
          </table:table-cell>
          <table:table-cell table:style-name="Default" office:value-type="string">
            <text:p>cz. start</text:p>
          </table:table-cell>
          <table:table-cell office:value-type="string">
            <text:p>kat</text:p>
          </table:table-cell>
          <table:table-cell office:value-type="string">
            <text:p>dystan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ylwia</text:p>
          </table:table-cell>
          <table:table-cell office:value-type="string">
            <text:p>Gajdka</text:p>
          </table:table-cell>
          <table:table-cell office:value-type="time" office:time-value="PT13H47M00S">
            <text:p>13:47:00</text:p>
          </table:table-cell>
          <table:table-cell office:value-type="string">
            <text:p>K2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Julia</text:p>
          </table:table-cell>
          <table:table-cell office:value-type="string">
            <text:p>Kwiatkowska</text:p>
          </table:table-cell>
          <table:table-cell office:value-type="time" office:time-value="PT13H47M00S">
            <text:p>13:47:00</text:p>
          </table:table-cell>
          <table:table-cell office:value-type="string">
            <text:p>K2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łgorzata</text:p>
          </table:table-cell>
          <table:table-cell office:value-type="string">
            <text:p>Zimnicka</text:p>
          </table:table-cell>
          <table:table-cell office:value-type="time" office:time-value="PT13H47M00S">
            <text:p>13:47:00</text:p>
          </table:table-cell>
          <table:table-cell office:value-type="string">
            <text:p>K3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anna</text:p>
          </table:table-cell>
          <table:table-cell office:value-type="string">
            <text:p>rząsowska</text:p>
          </table:table-cell>
          <table:table-cell office:value-type="time" office:time-value="PT13H47M00S">
            <text:p>13:47:00</text:p>
          </table:table-cell>
          <table:table-cell office:value-type="string">
            <text:p>K3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arzena</text:p>
          </table:table-cell>
          <table:table-cell office:value-type="string">
            <text:p>Rataczyk</text:p>
          </table:table-cell>
          <table:table-cell office:value-type="time" office:time-value="PT13H47M00S">
            <text:p>13:47:00</text:p>
          </table:table-cell>
          <table:table-cell office:value-type="string">
            <text:p>K4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Anetta</text:p>
          </table:table-cell>
          <table:table-cell office:value-type="string">
            <text:p>Chrzanowska</text:p>
          </table:table-cell>
          <table:table-cell office:value-type="time" office:time-value="PT13H47M00S">
            <text:p>13:47:00</text:p>
          </table:table-cell>
          <table:table-cell office:value-type="string">
            <text:p>K4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Magdalena</text:p>
          </table:table-cell>
          <table:table-cell office:value-type="string">
            <text:p>Kizerwetter-Świda</text:p>
          </table:table-cell>
          <table:table-cell office:value-type="time" office:time-value="PT13H47M00S">
            <text:p>13:47:00</text:p>
          </table:table-cell>
          <table:table-cell office:value-type="string">
            <text:p>K4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ławomir</text:p>
          </table:table-cell>
          <table:table-cell office:value-type="string">
            <text:p>Warach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erzy</text:p>
          </table:table-cell>
          <table:table-cell office:value-type="string">
            <text:p>Jagieła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dam</text:p>
          </table:table-cell>
          <table:table-cell office:value-type="string">
            <text:p>Barcic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ciej</text:p>
          </table:table-cell>
          <table:table-cell office:value-type="string">
            <text:p>Sztendel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iotr</text:p>
          </table:table-cell>
          <table:table-cell office:value-type="string">
            <text:p>Rucińs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Longin</text:p>
          </table:table-cell>
          <table:table-cell office:value-type="string">
            <text:p>Kusal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Jerzy</text:p>
          </table:table-cell>
          <table:table-cell office:value-type="string">
            <text:p>Bylic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Krzysztof</text:p>
          </table:table-cell>
          <table:table-cell office:value-type="string">
            <text:p>Masłows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Jacek</text:p>
          </table:table-cell>
          <table:table-cell office:value-type="string">
            <text:p>Skibic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tanisław</text:p>
          </table:table-cell>
          <table:table-cell office:value-type="string">
            <text:p>Czarnec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Marcin</text:p>
          </table:table-cell>
          <table:table-cell office:value-type="string">
            <text:p>Kruk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Bogusław</text:p>
          </table:table-cell>
          <table:table-cell office:value-type="string">
            <text:p>Nowak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Andrzej</text:p>
          </table:table-cell>
          <table:table-cell office:value-type="string">
            <text:p>Dymowski</text:p>
          </table:table-cell>
          <table:table-cell office:value-type="time" office:time-value="PT13H47M00S">
            <text:p>13:47:00</text:p>
          </table:table-cell>
          <table:table-cell office:value-type="string">
            <text:p>M60</text:p>
          </table:table-cell>
          <table:table-cell office:value-type="string">
            <text:p>72km</text:p>
          </table:table-cell>
        </table:table-row>
        <table:table-row table:style-name="ro1" table:number-rows-repeated="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70" table:style-name="ta1" table:print="false"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nr</text:p>
          </table:table-cell>
          <table:table-cell office:value-type="string">
            <text:p>imie</text:p>
          </table:table-cell>
          <table:table-cell office:value-type="string">
            <text:p>nazwisko</text:p>
          </table:table-cell>
          <table:table-cell table:style-name="Default" office:value-type="string">
            <text:p>cz. start</text:p>
          </table:table-cell>
          <table:table-cell office:value-type="string">
            <text:p>kat</text:p>
          </table:table-cell>
          <table:table-cell office:value-type="string">
            <text:p>dystan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enryk</text:p>
          </table:table-cell>
          <table:table-cell office:value-type="string">
            <text:p>Torbus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rzegorz</text:p>
          </table:table-cell>
          <table:table-cell office:value-type="string">
            <text:p>Trams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acław</text:p>
          </table:table-cell>
          <table:table-cell office:value-type="string">
            <text:p>Fabijanow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Tadeusz</text:p>
          </table:table-cell>
          <table:table-cell office:value-type="string">
            <text:p>Chudob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Wielisław</text:p>
          </table:table-cell>
          <table:table-cell office:value-type="string">
            <text:p>Szymań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Waldemar</text:p>
          </table:table-cell>
          <table:table-cell office:value-type="string">
            <text:p>Kaczmarek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Radosław</text:p>
          </table:table-cell>
          <table:table-cell office:value-type="string">
            <text:p>Myszkow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arian</text:p>
          </table:table-cell>
          <table:table-cell office:value-type="string">
            <text:p>Boruń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ieczysław</text:p>
          </table:table-cell>
          <table:table-cell office:value-type="string">
            <text:p>Frankowski</text:p>
          </table:table-cell>
          <table:table-cell office:value-type="time" office:time-value="PT13H50M00S">
            <text:p>13:50:00</text:p>
          </table:table-cell>
          <table:table-cell office:value-type="string">
            <text:p>M80</text:p>
          </table:table-cell>
          <table:table-cell office:value-type="string">
            <text:p>36km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JERZY</text:p>
          </table:table-cell>
          <table:table-cell office:value-type="string">
            <text:p>PODGÓRSKI</text:p>
          </table:table-cell>
          <table:table-cell office:value-type="time" office:time-value="PT13H50M00S">
            <text:p>13:50:00</text:p>
          </table:table-cell>
          <table:table-cell office:value-type="string">
            <text:p>M80</text:p>
          </table:table-cell>
          <table:table-cell office:value-type="string">
            <text:p>36km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Zbigniew</text:p>
          </table:table-cell>
          <table:table-cell office:value-type="string">
            <text:p>Michalski</text:p>
          </table:table-cell>
          <table:table-cell office:value-type="time" office:time-value="PT13H50M00S">
            <text:p>13:50:00</text:p>
          </table:table-cell>
          <table:table-cell office:value-type="string">
            <text:p>M80</text:p>
          </table:table-cell>
          <table:table-cell office:value-type="string">
            <text:p>36km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Alfred</text:p>
          </table:table-cell>
          <table:table-cell office:value-type="string">
            <text:p>Sondel</text:p>
          </table:table-cell>
          <table:table-cell office:value-type="time" office:time-value="PT13H50M00S">
            <text:p>13:50:00</text:p>
          </table:table-cell>
          <table:table-cell office:value-type="string">
            <text:p>M80</text:p>
          </table:table-cell>
          <table:table-cell office:value-type="string">
            <text:p>36k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enryk</text:p>
          </table:table-cell>
          <table:table-cell office:value-type="string">
            <text:p>Torbus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rzegorz</text:p>
          </table:table-cell>
          <table:table-cell office:value-type="string">
            <text:p>Trams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acław</text:p>
          </table:table-cell>
          <table:table-cell office:value-type="string">
            <text:p>Fabijanow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Tadeusz</text:p>
          </table:table-cell>
          <table:table-cell office:value-type="string">
            <text:p>Chudob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Wielisław</text:p>
          </table:table-cell>
          <table:table-cell office:value-type="string">
            <text:p>Szymań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Waldemar</text:p>
          </table:table-cell>
          <table:table-cell office:value-type="string">
            <text:p>Kaczmarek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Radosław</text:p>
          </table:table-cell>
          <table:table-cell office:value-type="string">
            <text:p>Myszkowski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54km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arian</text:p>
          </table:table-cell>
          <table:table-cell office:value-type="string">
            <text:p>Boruń</text:p>
          </table:table-cell>
          <table:table-cell office:value-type="time" office:time-value="PT13H50M00S">
            <text:p>13:50:00</text:p>
          </table:table-cell>
          <table:table-cell office:value-type="string">
            <text:p>M70</text:p>
          </table:table-cell>
          <table:table-cell office:value-type="string">
            <text:p>72km</text:p>
          </table:table-cell>
        </table:table-row>
      </table:table>
      <table:table table:name="Amatorzy" table:style-name="ta1" table:print="false"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ce1"/>
        <table:table-column table:style-name="co13" table:default-cell-style-name="Default"/>
        <table:table-column table:style-name="co10" table:default-cell-style-name="Default"/>
        <table:table-row table:style-name="ro1">
          <table:table-cell office:value-type="string">
            <text:p>nr</text:p>
          </table:table-cell>
          <table:table-cell office:value-type="string">
            <text:p>imie</text:p>
          </table:table-cell>
          <table:table-cell office:value-type="string">
            <text:p>nazwisko</text:p>
          </table:table-cell>
          <table:table-cell table:style-name="Default" office:value-type="string">
            <text:p>cz. start</text:p>
          </table:table-cell>
          <table:table-cell office:value-type="string">
            <text:p>kat</text:p>
          </table:table-cell>
          <table:table-cell office:value-type="string">
            <text:p>dystan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Kamil</text:p>
          </table:table-cell>
          <table:table-cell office:value-type="string">
            <text:p>Wawrzyni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akub</text:p>
          </table:table-cell>
          <table:table-cell office:value-type="string">
            <text:p>Juszko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leksander</text:p>
          </table:table-cell>
          <table:table-cell office:value-type="string">
            <text:p>Poni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Wojciech</text:p>
          </table:table-cell>
          <table:table-cell office:value-type="string">
            <text:p>Golenia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rek</text:p>
          </table:table-cell>
          <table:table-cell office:value-type="string">
            <text:p>Gawron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ezary</text:p>
          </table:table-cell>
          <table:table-cell office:value-type="string">
            <text:p>Maj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Jacek</text:p>
          </table:table-cell>
          <table:table-cell office:value-type="string">
            <text:p>Filipcz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arcin</text:p>
          </table:table-cell>
          <table:table-cell office:value-type="string">
            <text:p>Supczy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Dominik</text:p>
          </table:table-cell>
          <table:table-cell office:value-type="string">
            <text:p>Płócienni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Robert</text:p>
          </table:table-cell>
          <table:table-cell office:value-type="string">
            <text:p>Bujnowicz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ylwester</text:p>
          </table:table-cell>
          <table:table-cell office:value-type="string">
            <text:p>Szulc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Łukasz</text:p>
          </table:table-cell>
          <table:table-cell office:value-type="string">
            <text:p>Duliba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Rafał</text:p>
          </table:table-cell>
          <table:table-cell office:value-type="string">
            <text:p>Rymarz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Łukasz</text:p>
          </table:table-cell>
          <table:table-cell office:value-type="string">
            <text:p>Sę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Bartek</text:p>
          </table:table-cell>
          <table:table-cell office:value-type="string">
            <text:p>Wąsiakow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Robert</text:p>
          </table:table-cell>
          <table:table-cell office:value-type="string">
            <text:p>Szulc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Andrzej</text:p>
          </table:table-cell>
          <table:table-cell office:value-type="string">
            <text:p>Mara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Marek</text:p>
          </table:table-cell>
          <table:table-cell office:value-type="string">
            <text:p>Górec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Adam</text:p>
          </table:table-cell>
          <table:table-cell office:value-type="string">
            <text:p>Jaros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Tomasz</text:p>
          </table:table-cell>
          <table:table-cell office:value-type="string">
            <text:p>Nowakow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Piotr</text:p>
          </table:table-cell>
          <table:table-cell office:value-type="string">
            <text:p>Szyszy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Grzegorz</text:p>
          </table:table-cell>
          <table:table-cell office:value-type="string">
            <text:p>Kostec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Wojciech</text:p>
          </table:table-cell>
          <table:table-cell office:value-type="string">
            <text:p>Janicze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Jarosław</text:p>
          </table:table-cell>
          <table:table-cell office:value-type="string">
            <text:p>Paturaj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ariusz</text:p>
          </table:table-cell>
          <table:table-cell office:value-type="string">
            <text:p>Kazimiercz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arcin</text:p>
          </table:table-cell>
          <table:table-cell office:value-type="string">
            <text:p>Kuchare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Marek</text:p>
          </table:table-cell>
          <table:table-cell office:value-type="string">
            <text:p>Kwiatkow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Paweł</text:p>
          </table:table-cell>
          <table:table-cell office:value-type="string">
            <text:p>Owczare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Jakub</text:p>
          </table:table-cell>
          <table:table-cell office:value-type="string">
            <text:p>Frontcz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Artemij</text:p>
          </table:table-cell>
          <table:table-cell office:value-type="string">
            <text:p>Kloczko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Dariusz</text:p>
          </table:table-cell>
          <table:table-cell office:value-type="string">
            <text:p>Marendzi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Arkadiusz</text:p>
          </table:table-cell>
          <table:table-cell office:value-type="string">
            <text:p>Szafran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arcin</text:p>
          </table:table-cell>
          <table:table-cell office:value-type="string">
            <text:p>Wite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Krzysztof</text:p>
          </table:table-cell>
          <table:table-cell office:value-type="string">
            <text:p>Kaszuba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Arkadiusz</text:p>
          </table:table-cell>
          <table:table-cell office:value-type="string">
            <text:p>Stępni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rzemek</text:p>
          </table:table-cell>
          <table:table-cell office:value-type="string">
            <text:p>Kozłow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iotr</text:p>
          </table:table-cell>
          <table:table-cell office:value-type="string">
            <text:p>Kwiatkow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AWEŁ</text:p>
          </table:table-cell>
          <table:table-cell office:value-type="string">
            <text:p>BALCERZAK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Klaudiusz</text:p>
          </table:table-cell>
          <table:table-cell office:value-type="string">
            <text:p>Bloch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Dawid</text:p>
          </table:table-cell>
          <table:table-cell office:value-type="string">
            <text:p>Bloch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iotr</text:p>
          </table:table-cell>
          <table:table-cell office:value-type="string">
            <text:p>Oset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Arkadiusz</text:p>
          </table:table-cell>
          <table:table-cell office:value-type="string">
            <text:p>Łaździn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Dariusz</text:p>
          </table:table-cell>
          <table:table-cell office:value-type="string">
            <text:p>Szafra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Wiktor</text:p>
          </table:table-cell>
          <table:table-cell office:value-type="string">
            <text:p>Smołkowicz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Bartosz</text:p>
          </table:table-cell>
          <table:table-cell office:value-type="string">
            <text:p>Bombal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Łukasz</text:p>
          </table:table-cell>
          <table:table-cell office:value-type="string">
            <text:p>Beeger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Grzegorz</text:p>
          </table:table-cell>
          <table:table-cell office:value-type="string">
            <text:p>Urba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Piotr</text:p>
          </table:table-cell>
          <table:table-cell office:value-type="string">
            <text:p>Skibiń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Zbigniew</text:p>
          </table:table-cell>
          <table:table-cell office:value-type="string">
            <text:p>Faryś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Jurek</text:p>
          </table:table-cell>
          <table:table-cell office:value-type="string">
            <text:p>Perlinski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Jan</text:p>
          </table:table-cell>
          <table:table-cell office:value-type="string">
            <text:p>Jagoda</text:p>
          </table:table-cell>
          <table:table-cell office:value-type="time" office:time-value="PT13H44M00S">
            <text:p>13:44:00</text:p>
          </table:table-cell>
          <table:table-cell office:value-type="string">
            <text:p>AMATOR</text:p>
          </table:table-cell>
          <table:table-cell office:value-type="string">
            <text:p>72km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Igor</text:p>
          </table:table-cell>
          <table:table-cell office:value-type="string">
            <text:p>Golenia</text:p>
          </table:table-cell>
          <table:table-cell office:value-type="time" office:time-value="PT13H44M00S">
            <text:p>13:44:00</text:p>
          </table:table-cell>
          <table:table-cell office:value-type="string">
            <text:p>JUNIOR</text:p>
          </table:table-cell>
          <table:table-cell office:value-type="string">
            <text:p>72km</text:p>
          </table:table-cell>
        </table:table-row>
      </table:table>
      <table:database-ranges>
        <table:database-range table:name="__Anonymous_Sheet_DB__1" table:target-range-address="Arkusz1.A1:Arkusz1.F1048306" table:display-filter-buttons="true"/>
        <table:database-range table:target-range-address="Arkusz1.A1:Arkusz1.F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9.09.2018</text:date>, <text:time>13:38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8-09-09T13:38:17.92</dc:date>
    <dc:creator>T2W </dc:creator>
    <meta:printed-by>T2W </meta:printed-by>
    <meta:print-date>2018-09-09T13:36:24.94</meta:print-date>
    <meta:editing-duration>PT20M48S</meta:editing-duration>
    <meta:editing-cycles>1</meta:editing-cycles>
    <meta:document-statistic meta:table-count="6" meta:cell-count="1752" meta:object-count="0"/>
  </office:meta>
</office:document-meta>
</file>